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C10000029317B1A96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GyrePagella" svg:font-family="TeXGyrePagell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18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9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style:font-name="TeXGyrePagella" fo:font-size="24pt" style:font-size-asian="24pt" style:font-size-complex="24pt"/>
    </style:style>
    <style:style style:name="P3" style:family="paragraph">
      <style:paragraph-properties fo:text-align="center"/>
      <style:text-properties style:font-name="TeXGyrePagella"/>
    </style:style>
    <style:style style:name="P4" style:family="paragraph">
      <style:text-properties style:font-name="TeXGyrePagella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position="sub 58%" fo:font-size="18pt" style:font-size-asian="18pt" style:font-size-complex="18pt"/>
    </style:style>
    <style:style style:name="T3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3.608cm" svg:height="16.188cm" svg:x="2.794cm" svg:y="2.1cm">
          <draw:image xlink:href="Pictures/10000201000003C10000029317B1A969.png" xlink:type="simple" xlink:show="embed" xlink:actuate="onLoad">
            <text:p/>
          </draw:image>
        </draw:frame>
        <draw:frame draw:style-name="gr2" draw:text-style-name="P2" draw:layer="layout" svg:width="3.362cm" svg:height="1.868cm" svg:x="24.638cm" svg:y="1.524cm">
          <draw:text-box>
            <text:p text:style-name="P2"><text:span text:style-name="T1">0.326</text:span></text:p>
          </draw:text-box>
        </draw:frame>
        <draw:frame draw:style-name="gr2" draw:text-style-name="P2" draw:layer="layout" svg:width="3.362cm" svg:height="1.868cm" svg:x="24.638cm" svg:y="17.272cm">
          <draw:text-box>
            <text:p text:style-name="P2"><text:span text:style-name="T1">-0.039</text:span></text:p>
          </draw:text-box>
        </draw:frame>
        <draw:frame draw:style-name="gr3" draw:text-style-name="P2" draw:layer="layout" svg:width="1.56cm" svg:height="1.424cm" svg:x="24.842cm" svg:y="15.594cm">
          <draw:text-box>
            <text:p text:style-name="P2"><text:span text:style-name="T1">0.0</text:span></text:p>
          </draw:text-box>
        </draw:frame>
        <draw:frame draw:style-name="gr4" draw:text-style-name="P2" draw:layer="layout" svg:width="1.56cm" svg:height="1.424cm" svg:x="24.892cm" svg:y="11.428cm">
          <draw:text-box>
            <text:p text:style-name="P2"><text:span text:style-name="T1">0.1</text:span></text:p>
          </draw:text-box>
        </draw:frame>
        <draw:frame draw:style-name="gr5" draw:text-style-name="P2" draw:layer="layout" svg:width="1.56cm" svg:height="1.424cm" svg:x="24.932cm" svg:y="7.112cm">
          <draw:text-box>
            <text:p text:style-name="P2"><text:span text:style-name="T1">0.2</text:span></text:p>
          </draw:text-box>
        </draw:frame>
        <draw:frame draw:style-name="gr6" draw:text-style-name="P4" draw:layer="layout" svg:width="3.643cm" svg:height="2.202cm" svg:x="0.508cm" svg:y="3.048cm">
          <draw:text-box>
            <text:p text:style-name="P3">MF<text:span text:style-name="T2">1</text:span></text:p>
            <text:p text:style-name="P4">(10% HF)</text:p>
          </draw:text-box>
        </draw:frame>
        <draw:frame draw:style-name="gr6" draw:text-style-name="P4" draw:layer="layout" svg:width="3.643cm" svg:height="2.202cm" svg:x="0.508cm" svg:y="7.112cm">
          <draw:text-box>
            <text:p text:style-name="P3">MF<text:span text:style-name="T2">3</text:span></text:p>
            <text:p text:style-name="P4">(30% HF)</text:p>
          </draw:text-box>
        </draw:frame>
        <draw:frame draw:style-name="gr6" draw:text-style-name="P4" draw:layer="layout" svg:width="3.643cm" svg:height="2.202cm" svg:x="0.421cm" svg:y="11.176cm">
          <draw:text-box>
            <text:p text:style-name="P3">MF<text:span text:style-name="T2">6</text:span></text:p>
            <text:p text:style-name="P4">(60% HF)</text:p>
          </draw:text-box>
        </draw:frame>
        <draw:frame draw:style-name="gr6" draw:text-style-name="P4" draw:layer="layout" svg:width="2.794cm" svg:height="1.132cm" svg:x="1.27cm" svg:y="14.986cm">
          <draw:text-box>
            <text:p text:style-name="P3">HF</text:p>
          </draw:text-box>
        </draw:frame>
        <draw:line draw:style-name="gr7" draw:text-style-name="P3" draw:layer="layout" svg:x1="3.048cm" svg:y1="19.05cm" svg:x2="4.572cm" svg:y2="19.05cm">
          <text:p/>
        </draw:line>
        <draw:line draw:style-name="gr7" draw:text-style-name="P3" draw:layer="layout" svg:x1="3.048cm" svg:y1="19.05cm" svg:x2="3.048cm" svg:y2="17.78cm">
          <text:p/>
        </draw:line>
        <draw:frame draw:style-name="gr4" draw:text-style-name="P4" draw:layer="layout" svg:width="1.014cm" svg:height="1.321cm" svg:x="4.572cm" svg:y="18.288cm">
          <draw:text-box>
            <text:p text:style-name="P4">x<text:span text:style-name="T3">1</text:span></text:p>
          </draw:text-box>
        </draw:frame>
        <draw:frame draw:style-name="gr4" draw:text-style-name="P4" draw:layer="layout" svg:width="1.014cm" svg:height="1.321cm" svg:x="2.542cm" svg:y="16.51cm">
          <draw:text-box>
            <text:p text:style-name="P4">x<text:span text:style-name="T3">2</text:span></text:p>
          </draw:text-box>
        </draw:frame>
        <draw:frame draw:style-name="gr5" draw:text-style-name="P2" draw:layer="layout" svg:width="1.56cm" svg:height="1.424cm" svg:x="24.842cm" svg:y="2.794cm">
          <draw:text-box>
            <text:p text:style-name="P2"><text:span text:style-name="T1">0.3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eXGyrePagella" svg:font-family="TeXGyrePagell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4T14:01:14.304996724</meta:creation-date>
    <dc:date>2017-07-04T15:10:46.012258910</dc:date>
    <meta:editing-duration>PT23M27S</meta:editing-duration>
    <meta:editing-cycles>4</meta:editing-cycles>
    <meta:generator>LibreOffice/4.2.8.2$Linux_X86_64 LibreOffice_project/420m0$Build-2</meta:generator>
    <meta:document-statistic meta:object-count="38"/>
  </office:meta>
</office:document-meta>
</file>